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276f1"/>
    </style:style>
    <style:style style:name="P2" style:family="paragraph" style:parent-style-name="Preformatted_20_Text">
      <style:paragraph-properties fo:orphans="1" style:writing-mode="lr-tb"/>
      <style:text-properties officeooo:paragraph-rsid="001276f1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276f1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276f1"/>
    </style:style>
    <style:style style:name="P5" style:family="paragraph" style:parent-style-name="Text_20_body">
      <style:paragraph-properties fo:orphans="1"/>
      <style:text-properties officeooo:paragraph-rsid="001276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olving the Schrödinger Equation for Prime Residue Evolution</text:span></text:p>
      <text:p text:style-name="P2"/>
      <text:p text:style-name="P2"><text:span text:style-name="Source_20_Text">from scipy.sparse import diags</text:span></text:p>
      <text:p text:style-name="P2"/>
      <text:p text:style-name="P2"><text:span text:style-name="Source_20_Text"># Define parameters for the Schrödinger equation</text:span></text:p>
      <text:p text:style-name="P2"><text:span text:style-name="Source_20_Text">hbar = 1.0 <text:s/># Planck's constant (scaled)</text:span></text:p>
      <text:p text:style-name="P2"><text:span text:style-name="Source_20_Text">mass = 1.0 <text:s/># Mass (scaled)</text:span></text:p>
      <text:p text:style-name="P2"><text:span text:style-name="Source_20_Text">N = len(mod_3_residues)</text:span></text:p>
      <text:p text:style-name="P2"><text:span text:style-name="Source_20_Text">dx = 1.0 <text:s/># Space step</text:span></text:p>
      <text:p text:style-name="P2"/>
      <text:p text:style-name="P2"><text:span text:style-name="Source_20_Text"># Construct discrete Laplacian for kinetic term</text:span></text:p>
      <text:p text:style-name="P2"><text:span text:style-name="Source_20_Text">diagonal = -2 * np.ones(N)</text:span></text:p>
      <text:p text:style-name="P2"><text:span text:style-name="Source_20_Text">off_diagonal = np.ones(N - 1)</text:span></text:p>
      <text:p text:style-name="P2"><text:span text:style-name="Source_20_Text">Laplacian = diags([diagonal, off_diagonal, off_diagonal], [0, -1, 1], format="csr") / (dx**2)</text:span></text:p>
      <text:p text:style-name="P2"/>
      <text:p text:style-name="P2"><text:span text:style-name="Source_20_Text"># Define potential function V(x) from mod 3 residues</text:span></text:p>
      <text:p text:style-name="P2"><text:span text:style-name="Source_20_Text">V = np.array([np.sin(np.pi * res / 3) for res in mod_3_residues])</text:span></text:p>
      <text:p text:style-name="P2"/>
      <text:p text:style-name="P2"><text:span text:style-name="Source_20_Text"># Construct Hamiltonian operator H</text:span></text:p>
      <text:p text:style-name="P2"><text:span text:style-name="Source_20_Text">H_schrodinger = (-hbar**2 / (2 * mass)) * Laplacian + diags(V, 0, format="csr")</text:span></text:p>
      <text:p text:style-name="P2"/>
      <text:p text:style-name="P2"><text:span text:style-name="Source_20_Text"># Compute eigenvalues and eigenvectors (Schrödinger states)</text:span></text:p>
      <text:p text:style-name="P2"><text:span text:style-name="Source_20_Text">eigenvalues_schrodinger, eigenvectors_schrodinger = np.linalg.eigh(H_schrodinger.toarray())</text:span></text:p>
      <text:p text:style-name="P2"/>
      <text:p text:style-name="P2"><text:span text:style-name="Source_20_Text"># Plot probability density of first few eigenstates</text:span></text:p>
      <text:p text:style-name="P2"><text:span text:style-name="Source_20_Text">plt.figure(figsize=(8, 4))</text:span></text:p>
      <text:p text:style-name="P2"><text:span text:style-name="Source_20_Text">for i in range(5): <text:s/># First 5 quantum states</text:span></text:p>
      <text:p text:style-name="P2"><text:span text:style-name="Source_20_Text"><text:s text:c="4"/>plt.plot(np.abs(eigenvectors_schrodinger[:, i])**2, label=f"State {i+1}")</text:span></text:p>
      <text:p text:style-name="P2"/>
      <text:p text:style-name="P2"><text:span text:style-name="Source_20_Text">plt.title("Probability Densities of Schrödinger States for Prime Residues")</text:span></text:p>
      <text:p text:style-name="P2"><text:span text:style-name="Source_20_Text">plt.xlabel("Position Index")</text:span></text:p>
      <text:p text:style-name="P2"><text:span text:style-name="Source_20_Text">plt.ylabel("Probability Density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Compute mean energy of prime residue quantum states</text:span></text:p>
      <text:p text:style-name="P2"><text:span text:style-name="Source_20_Text">mean_energy = np.mean(eigenvalues_schrodinger)</text:span></text:p>
      <text:p text:style-name="P2"/>
      <text:p text:style-name="P2"><text:span text:style-name="Source_20_Text"># Return mean energy measurement</text:span></text:p>
      <text:p text:style-name="P3"><text:span text:style-name="Source_20_Text">mean_energy</text:span></text:p>
      <text:p text:style-name="P5">Result</text:p>
      <text:p text:style-name="P4">1.857365149746594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34:28.470938247</meta:creation-date>
    <dc:date>2025-02-08T23:37:50.775233869</dc:date>
    <meta:editing-duration>PT3M23S</meta:editing-duration>
    <meta:editing-cycles>1</meta:editing-cycles>
    <meta:document-statistic meta:table-count="0" meta:image-count="0" meta:object-count="0" meta:page-count="1" meta:paragraph-count="33" meta:word-count="177" meta:character-count="1363" meta:non-whitespace-character-count="1211"/>
    <meta:generator>LibreOffice/24.2.7.2$Linux_X86_64 LibreOffice_project/420$Build-2</meta:generator>
  </office:meta>
</office:document-meta>
</file>